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34c95f" officeooo:paragraph-rsid="0034c95f" style:font-size-asian="10pt" style:font-size-complex="10pt"/>
    </style:style>
    <style:style style:name="P2" style:family="paragraph" style:parent-style-name="Standard">
      <style:text-properties style:font-name="Liberation Mono" fo:font-size="10pt" officeooo:rsid="001fafca" officeooo:paragraph-rsid="001fafca" style:font-size-asian="10pt" style:font-size-complex="10pt"/>
    </style:style>
    <style:style style:name="P3" style:family="paragraph" style:parent-style-name="Standard">
      <style:text-properties style:font-name="Liberation Mono" fo:font-size="10pt" officeooo:rsid="001fafca" officeooo:paragraph-rsid="002f7f2e" style:font-size-asian="10pt" style:font-size-complex="10pt"/>
    </style:style>
    <style:style style:name="P4" style:family="paragraph" style:parent-style-name="Standard">
      <style:text-properties style:font-name="Liberation Mono" fo:font-size="10pt" officeooo:rsid="0019edbb" officeooo:paragraph-rsid="001de3c0" style:font-size-asian="10pt" style:font-size-complex="10pt"/>
    </style:style>
    <style:style style:name="P5" style:family="paragraph" style:parent-style-name="Standard">
      <style:text-properties style:font-name="Liberation Mono" fo:font-size="10pt" officeooo:rsid="002d1e5b" officeooo:paragraph-rsid="002d1e5b" style:font-size-asian="10pt" style:font-size-complex="10pt"/>
    </style:style>
    <style:style style:name="P6" style:family="paragraph" style:parent-style-name="Standard">
      <style:text-properties style:font-name="Liberation Mono" fo:font-size="10pt" officeooo:rsid="002d1303" officeooo:paragraph-rsid="002d1303" style:font-size-asian="10pt" style:font-size-complex="10pt"/>
    </style:style>
    <style:style style:name="P7" style:family="paragraph" style:parent-style-name="Standard">
      <style:text-properties style:font-name="Liberation Mono" fo:font-size="10pt" officeooo:rsid="00356a66" officeooo:paragraph-rsid="00356a66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Liberation Mono" fo:font-size="10pt" officeooo:rsid="0019edbb" officeooo:paragraph-rsid="001de3c0" style:font-size-asian="10pt" style:font-size-complex="10pt"/>
    </style:style>
    <style:style style:name="P9" style:family="paragraph" style:parent-style-name="Preformatted_20_Text">
      <style:paragraph-properties fo:break-before="page"/>
      <style:text-properties style:font-name="Liberation Mono" fo:font-size="10pt" officeooo:rsid="0034c95f" officeooo:paragraph-rsid="0034c95f" style:font-size-asian="10pt" style:font-size-complex="10pt"/>
    </style:style>
    <style:style style:name="P10" style:family="paragraph" style:parent-style-name="Preformatted_20_Text">
      <style:paragraph-properties fo:break-before="page"/>
      <style:text-properties style:font-name="Liberation Mono" fo:font-size="10pt" officeooo:rsid="0030c6fc" officeooo:paragraph-rsid="0030c6fc" style:font-size-asian="10pt" style:font-size-complex="10pt"/>
    </style:style>
    <style:style style:name="P11" style:family="paragraph" style:parent-style-name="Preformatted_20_Text">
      <style:paragraph-properties fo:break-before="page"/>
      <style:text-properties style:font-name="Liberation Mono" fo:font-size="10pt" officeooo:rsid="002ac7a1" officeooo:paragraph-rsid="002ac7a1" style:font-size-asian="10pt" style:font-size-complex="10pt"/>
    </style:style>
    <style:style style:name="P12" style:family="paragraph" style:parent-style-name="Preformatted_20_Text">
      <style:paragraph-properties fo:break-before="page"/>
      <style:text-properties style:font-name="Liberation Mono" fo:font-size="10pt" officeooo:rsid="0029191f" officeooo:paragraph-rsid="0029191f" style:font-size-asian="10pt" style:font-size-complex="10pt"/>
    </style:style>
    <style:style style:name="P13" style:family="paragraph" style:parent-style-name="Preformatted_20_Text">
      <style:paragraph-properties fo:break-before="page"/>
      <style:text-properties style:font-name="Liberation Mono" fo:font-size="10pt" officeooo:rsid="00274fb0" officeooo:paragraph-rsid="00274fb0" style:font-size-asian="10pt" style:font-size-complex="10pt"/>
    </style:style>
    <style:style style:name="P14" style:family="paragraph" style:parent-style-name="Preformatted_20_Text">
      <style:paragraph-properties fo:break-before="page"/>
      <style:text-properties style:font-name="Liberation Mono" fo:font-size="10pt" officeooo:rsid="0024b050" officeooo:paragraph-rsid="0024b050" style:font-size-asian="10pt" style:font-size-complex="10pt"/>
    </style:style>
    <style:style style:name="P15" style:family="paragraph" style:parent-style-name="Preformatted_20_Text">
      <style:paragraph-properties fo:break-before="page"/>
      <style:text-properties style:font-name="Liberation Mono" fo:font-size="10pt" officeooo:rsid="002356d7" officeooo:paragraph-rsid="002356d7" style:font-size-asian="10pt" style:font-size-complex="10pt"/>
    </style:style>
    <style:style style:name="P16" style:family="paragraph" style:parent-style-name="Preformatted_20_Text">
      <style:paragraph-properties fo:break-before="page"/>
      <style:text-properties style:font-name="Liberation Mono" fo:font-size="10pt" officeooo:rsid="0022c0dc" officeooo:paragraph-rsid="0022c0dc" style:font-size-asian="10pt" style:font-size-complex="10pt"/>
    </style:style>
    <style:style style:name="P17" style:family="paragraph" style:parent-style-name="Preformatted_20_Text">
      <style:paragraph-properties fo:break-before="page"/>
      <style:text-properties style:font-name="Liberation Mono" fo:font-size="10pt" officeooo:rsid="002140e8" officeooo:paragraph-rsid="002140e8" style:font-size-asian="10pt" style:font-size-complex="10pt"/>
    </style:style>
    <style:style style:name="P18" style:family="paragraph" style:parent-style-name="Preformatted_20_Text">
      <style:paragraph-properties fo:break-before="page"/>
      <style:text-properties style:font-name="Liberation Mono" fo:font-size="10pt" officeooo:rsid="0020a9f9" officeooo:paragraph-rsid="0020a9f9" style:font-size-asian="10pt" style:font-size-complex="10pt"/>
    </style:style>
    <style:style style:name="P19" style:family="paragraph" style:parent-style-name="Preformatted_20_Text">
      <style:paragraph-properties fo:break-before="page"/>
      <style:text-properties style:font-name="Liberation Mono" fo:font-size="10pt" officeooo:rsid="0019edbb" officeooo:paragraph-rsid="001fafca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rsid="0030c6fc" officeooo:paragraph-rsid="0030c6fc" style:font-size-asian="10pt" style:font-size-complex="10pt"/>
    </style:style>
    <style:style style:name="P21" style:family="paragraph" style:parent-style-name="Preformatted_20_Text">
      <style:text-properties style:font-name="Liberation Mono" fo:font-size="10pt" officeooo:rsid="002ad3a6" officeooo:paragraph-rsid="002ad3a6" style:font-size-asian="10pt" style:font-size-complex="10pt"/>
    </style:style>
    <style:style style:name="P22" style:family="paragraph" style:parent-style-name="Preformatted_20_Text">
      <style:text-properties style:font-name="Liberation Mono" fo:font-size="10pt" officeooo:rsid="002ac7a1" officeooo:paragraph-rsid="002ac7a1" style:font-size-asian="10pt" style:font-size-complex="10pt"/>
    </style:style>
    <style:style style:name="P23" style:family="paragraph" style:parent-style-name="Preformatted_20_Text">
      <style:text-properties style:font-name="Liberation Mono" fo:font-size="10pt" officeooo:rsid="0029191f" officeooo:paragraph-rsid="0029191f" style:font-size-asian="10pt" style:font-size-complex="10pt"/>
    </style:style>
    <style:style style:name="P24" style:family="paragraph" style:parent-style-name="Preformatted_20_Text">
      <style:text-properties style:font-name="Liberation Mono" fo:font-size="10pt" officeooo:rsid="0028c346" officeooo:paragraph-rsid="0028c346" style:font-size-asian="10pt" style:font-size-complex="10pt"/>
    </style:style>
    <style:style style:name="P25" style:family="paragraph" style:parent-style-name="Preformatted_20_Text">
      <style:text-properties style:font-name="Liberation Mono" fo:font-size="10pt" officeooo:rsid="00274fb0" officeooo:paragraph-rsid="00274fb0" style:font-size-asian="10pt" style:font-size-complex="10pt"/>
    </style:style>
    <style:style style:name="P26" style:family="paragraph" style:parent-style-name="Preformatted_20_Text">
      <style:text-properties style:font-name="Liberation Mono" fo:font-size="10pt" officeooo:rsid="0026befe" officeooo:paragraph-rsid="0026befe" style:font-size-asian="10pt" style:font-size-complex="10pt"/>
    </style:style>
    <style:style style:name="P27" style:family="paragraph" style:parent-style-name="Preformatted_20_Text">
      <style:text-properties style:font-name="Liberation Mono" fo:font-size="10pt" officeooo:rsid="0024b050" officeooo:paragraph-rsid="0024b050" style:font-size-asian="10pt" style:font-size-complex="10pt"/>
    </style:style>
    <style:style style:name="P28" style:family="paragraph" style:parent-style-name="Preformatted_20_Text">
      <style:text-properties style:font-name="Liberation Mono" fo:font-size="10pt" officeooo:rsid="002356d7" officeooo:paragraph-rsid="002356d7" style:font-size-asian="10pt" style:font-size-complex="10pt"/>
    </style:style>
    <style:style style:name="P29" style:family="paragraph" style:parent-style-name="Preformatted_20_Text">
      <style:text-properties style:font-name="Liberation Mono" fo:font-size="10pt" officeooo:rsid="002d1e5b" officeooo:paragraph-rsid="002d1e5b" style:font-size-asian="10pt" style:font-size-complex="10pt"/>
    </style:style>
    <style:style style:name="P30" style:family="paragraph" style:parent-style-name="Preformatted_20_Text">
      <style:text-properties style:font-name="Liberation Mono" fo:font-size="10pt" officeooo:rsid="0022c0dc" officeooo:paragraph-rsid="0022c0dc" style:font-size-asian="10pt" style:font-size-complex="10pt"/>
    </style:style>
    <style:style style:name="P31" style:family="paragraph" style:parent-style-name="Preformatted_20_Text">
      <style:text-properties style:font-name="Liberation Mono" fo:font-size="10pt" officeooo:rsid="00225d00" officeooo:paragraph-rsid="00225d00" style:font-size-asian="10pt" style:font-size-complex="10pt"/>
    </style:style>
    <style:style style:name="P32" style:family="paragraph" style:parent-style-name="Preformatted_20_Text">
      <style:text-properties style:font-name="Liberation Mono" fo:font-size="10pt" officeooo:rsid="0019edbb" officeooo:paragraph-rsid="002140e8" style:font-size-asian="10pt" style:font-size-complex="10pt"/>
    </style:style>
    <style:style style:name="P33" style:family="paragraph" style:parent-style-name="Preformatted_20_Text">
      <style:text-properties style:font-name="Liberation Mono" fo:font-size="10pt" officeooo:rsid="0019edbb" officeooo:paragraph-rsid="0020a9f9" style:font-size-asian="10pt" style:font-size-complex="10pt"/>
    </style:style>
    <style:style style:name="P34" style:family="paragraph" style:parent-style-name="Preformatted_20_Text">
      <style:text-properties style:font-name="Liberation Mono" fo:font-size="10pt" officeooo:rsid="0019edbb" officeooo:paragraph-rsid="001fafca" style:font-size-asian="10pt" style:font-size-complex="10pt"/>
    </style:style>
    <style:style style:name="P35" style:family="paragraph" style:parent-style-name="Preformatted_20_Text">
      <style:text-properties style:font-name="Liberation Mono" fo:font-size="10pt" officeooo:rsid="0020a9f9" officeooo:paragraph-rsid="002140e8" style:font-size-asian="10pt" style:font-size-complex="10pt"/>
    </style:style>
    <style:style style:name="P36" style:family="paragraph" style:parent-style-name="Preformatted_20_Text">
      <style:text-properties style:font-name="Liberation Mono" fo:font-size="10pt" officeooo:rsid="0020a9f9" officeooo:paragraph-rsid="0020ec3d" style:font-size-asian="10pt" style:font-size-complex="10pt"/>
    </style:style>
    <style:style style:name="P37" style:family="paragraph" style:parent-style-name="Preformatted_20_Text">
      <style:text-properties style:font-name="Liberation Mono" fo:font-size="10pt" officeooo:rsid="0020a9f9" officeooo:paragraph-rsid="0020a9f9" style:font-size-asian="10pt" style:font-size-complex="10pt"/>
    </style:style>
    <style:style style:name="P38" style:family="paragraph" style:parent-style-name="Preformatted_20_Text">
      <style:text-properties style:font-name="Liberation Mono" fo:font-size="10pt" officeooo:rsid="0020ec3d" officeooo:paragraph-rsid="0020ec3d" style:font-size-asian="10pt" style:font-size-complex="10pt"/>
    </style:style>
    <style:style style:name="P39" style:family="paragraph" style:parent-style-name="Standard">
      <style:text-properties style:font-name="Liberation Mono" fo:font-size="10pt" fo:font-weight="normal" officeooo:rsid="001a50cc" officeooo:paragraph-rsid="0040617b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Liberation Mono" fo:font-size="10pt" fo:font-weight="normal" officeooo:rsid="001ab4c9" officeooo:paragraph-rsid="0040617b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Liberation Mono" fo:font-size="10pt" fo:font-weight="normal" officeooo:rsid="001ce110" officeooo:paragraph-rsid="0043fba0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Liberation Mono" fo:font-size="10pt" fo:font-weight="normal" officeooo:rsid="001dd2dd" officeooo:paragraph-rsid="004425d9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Liberation Mono" fo:font-size="10pt" fo:font-weight="normal" officeooo:rsid="001dd2dd" officeooo:paragraph-rsid="0044338e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Liberation Mono" fo:font-size="10pt" fo:font-weight="normal" officeooo:rsid="001dd2dd" officeooo:paragraph-rsid="00449761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Liberation Mono" fo:font-size="10pt" fo:font-weight="normal" officeooo:rsid="001dfbbd" officeooo:paragraph-rsid="0048a824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Liberation Mono" fo:font-size="10pt" officeooo:rsid="0037319c" officeooo:paragraph-rsid="0037319c" style:font-size-asian="10pt" style:font-size-complex="10pt"/>
    </style:style>
    <style:style style:name="P47" style:family="paragraph" style:parent-style-name="Standard">
      <style:text-properties style:font-name="Liberation Mono" fo:font-size="10pt" officeooo:rsid="00456507" officeooo:paragraph-rsid="00456507" style:font-size-asian="10pt" style:font-size-complex="10pt"/>
    </style:style>
    <style:style style:name="P48" style:family="paragraph" style:parent-style-name="Standard">
      <style:text-properties style:font-name="Liberation Mono" fo:font-size="10pt" officeooo:rsid="004a40d4" officeooo:paragraph-rsid="004a40d4" style:font-size-asian="10pt" style:font-size-complex="10pt"/>
    </style:style>
    <style:style style:name="P49" style:family="paragraph" style:parent-style-name="Standard">
      <style:text-properties style:font-name="Liberation Mono" fo:font-size="10pt" fo:font-weight="normal" officeooo:rsid="001f1a90" officeooo:paragraph-rsid="004dacc3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break-before="page"/>
      <style:text-properties style:font-name="Liberation Mono" fo:font-size="10pt" fo:font-weight="normal" officeooo:rsid="0040617b" officeooo:paragraph-rsid="0040617b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break-before="page"/>
      <style:text-properties style:font-name="Liberation Mono" fo:font-size="10pt" fo:font-weight="normal" officeooo:rsid="0043fba0" officeooo:paragraph-rsid="0043fba0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break-before="page"/>
      <style:text-properties style:font-name="Liberation Mono" fo:font-size="10pt" fo:font-weight="normal" officeooo:rsid="004425d9" officeooo:paragraph-rsid="004425d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break-before="page"/>
      <style:text-properties style:font-name="Liberation Mono" fo:font-size="10pt" fo:font-weight="normal" officeooo:rsid="0044338e" officeooo:paragraph-rsid="0044338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break-before="page"/>
      <style:text-properties style:font-name="Liberation Mono" fo:font-size="10pt" fo:font-weight="normal" officeooo:rsid="00449761" officeooo:paragraph-rsid="00449761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break-before="page"/>
      <style:text-properties style:font-name="Liberation Mono" fo:font-size="10pt" fo:font-weight="normal" officeooo:rsid="00456507" officeooo:paragraph-rsid="00456507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break-before="page"/>
      <style:text-properties style:font-name="Liberation Mono" fo:font-size="10pt" fo:font-weight="normal" officeooo:rsid="004bdcd9" officeooo:paragraph-rsid="004bdcd9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break-before="page"/>
      <style:text-properties style:font-name="Liberation Mono" fo:font-size="10pt" fo:font-weight="normal" officeooo:rsid="004dacc3" officeooo:paragraph-rsid="004dacc3" style:font-size-asian="10pt" style:font-weight-asian="normal" style:font-size-complex="10pt" style:font-weight-complex="normal"/>
    </style:style>
    <style:style style:name="T1" style:family="text">
      <style:text-properties officeooo:rsid="0016d8c9"/>
    </style:style>
    <style:style style:name="T2" style:family="text">
      <style:text-properties officeooo:rsid="001fafca"/>
    </style:style>
    <style:style style:name="T3" style:family="text">
      <style:text-properties officeooo:rsid="0020a9f9"/>
    </style:style>
    <style:style style:name="T4" style:family="text">
      <style:text-properties officeooo:rsid="002f7f2e"/>
    </style:style>
    <style:style style:name="T5" style:family="text">
      <style:text-properties officeooo:rsid="0030c6fc"/>
    </style:style>
    <style:style style:name="T6" style:family="text">
      <style:text-properties officeooo:rsid="00398519"/>
    </style:style>
    <style:style style:name="T7" style:family="text">
      <style:text-properties officeooo:rsid="003a220c"/>
    </style:style>
    <style:style style:name="T8" style:family="text">
      <style:text-properties officeooo:rsid="003d2842"/>
    </style:style>
    <style:style style:name="T9" style:family="text">
      <style:text-properties officeooo:rsid="0043fba0"/>
    </style:style>
    <style:style style:name="T10" style:family="text">
      <style:text-properties officeooo:rsid="0044338e"/>
    </style:style>
    <style:style style:name="T11" style:family="text">
      <style:text-properties officeooo:rsid="00449761"/>
    </style:style>
    <style:style style:name="T12" style:family="text">
      <style:text-properties officeooo:rsid="0046de59"/>
    </style:style>
    <style:style style:name="T13" style:family="text">
      <style:text-properties officeooo:rsid="0047d3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“ <text:span text:style-name="T4">= 51</text:span></text:p>
      <text:p text:style-name="P6">! <text:span text:style-name="T4">= 52</text:span></text:p>
      <text:p text:style-name="P6"/>
      <text:p text:style-name="P6">//<text:span text:style-name="T5">LARGE</text:span></text:p>
      <text:p text:style-name="P6">0 = 80</text:p>
      <text:p text:style-name="P6">1 = 84</text:p>
      <text:p text:style-name="P6">2 = 88</text:p>
      <text:p text:style-name="P6">3 = 92</text:p>
      <text:p text:style-name="P6">4 = 96</text:p>
      <text:p text:style-name="P6">5 = 100</text:p>
      <text:p text:style-name="P6">6 = 104</text:p>
      <text:p text:style-name="P6">7 = 108</text:p>
      <text:p text:style-name="P6">8 = 112</text:p>
      <text:p text:style-name="P6">9 = 116</text:p>
      <text:p text:style-name="P6">: <text:span text:style-name="T5">= 120</text:span></text:p>
      <text:p text:style-name="P1">CLOUDY = <text:span text:style-name="T6">124</text:span>-<text:span text:style-name="T6">141</text:span></text:p>
      <text:p text:style-name="P1">MOON = <text:span text:style-name="T7">142</text:span>-<text:span text:style-name="T8">159</text:span></text:p>
      <text:p text:style-name="P1">PARTLY CLOUDY = <text:span text:style-name="T9">160</text:span>-<text:span text:style-name="T9">177</text:span></text:p>
      <text:p text:style-name="P7">RAINY = <text:span text:style-name="T10">178</text:span>-<text:span text:style-name="T10">195</text:span></text:p>
      <text:p text:style-name="P7">SNOWY = <text:span text:style-name="T10">196</text:span>-<text:span text:style-name="T10">213</text:span></text:p>
      <text:p text:style-name="P46">SUNNY = <text:span text:style-name="T11">214</text:span>-<text:span text:style-name="T11">231</text:span></text:p>
      <text:p text:style-name="P47">PLAY = 232-<text:span text:style-name="T12">237</text:span></text:p>
      <text:p text:style-name="P47">BACK = <text:span text:style-name="T13">238</text:span>-<text:span text:style-name="T13">243</text:span></text:p>
      <text:p text:style-name="P48">FORWARD = 244-249</text:p>
      <text:p text:style-name="P48">PAUSE = 250-255</text:p>
      <text:p text:style-name="P1"/>
      <text:p text:style-name="P6"/>
      <text:p text:style-name="P5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"/>
      <text:p text:style-name="P3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111111110000111111111111000011111111111100001111111111110000111111111111111111111111111111111111111111111111111111111111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1111000011111111111100001111111111110000111111111111000011111111111100001111111111110000111111111111000011111111111100000000111111110000000011111111000000001111111100000000111111110000111111111111000011111111111100001111111111110000111111111111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<text:soft-page-break/>00000000000000000000000000000000000000000000000000000000<text:span text:style-name="T3">00000000000000000000000000000000000000000000000000000000000000000000000000000000000000000000000000000000000000000000000000000000000000000000111100000000000011110000000000001111000000000000111100000000111111110000000011111111000000001111111100000000111111110000111111111111000011111111111100001111111111110000111111111111000000000000111100000000000011110000000000001111000000000000111100000000000011110000000000001111000000000000111100000000000011110000000000001111000000000000111100000000000011110000000000001111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00000000000011110000000000001111000000000000111100000000000011110000000000001111000000000000111100000000000011110000000000001111000000000000111100000000000011110000000000001111000000000000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0000111100000000000011110000000000001111000000000000111100000000111111110000000011111111000000001111111100000000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11111111000000001111111100000000111111110000000011111111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111111110000000011111111000000001111111100000000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</text:span><text:soft-page-break/><text:span text:style-name="T3">111000000001111111100000000111111110000000011111111000000001111111100000000111111110000000011111111000000001111111100000000111111110000000011111111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11111111000000001111111100000000111111110000000011111111000011111111000000001111111100000000111111110000000011111111000011111111000000001111111100000000111111110000000011111111000000001111111111111111111111111111111111111111111111111111111111111111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1111111111111111111111111111111111111111111111111111111110000000011111111000000001111111100000000111111110000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</text:span><text:soft-page-break/><text:span text:style-name="T3">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000000001111111100000000111111110000000011111111000011111111000000001111111100000000111111110000000011111111000000001111111100000000111111110000000011111111000000001111111100000000111111111111111111111111111111111111111111111111111111111111111111111111000000001111111100000000111111110000000011111111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1111111111111111111111111111111111111111111111111111111110000000011111111000000001111111100000000111111110000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1111111111110000111111111111000011111111111100001111111111110000000011111111000000001111111100000000111111110000000011111111000000001111111100000000111111110000000011111111000000001111111100000000111111110000000011111111000000001111111100000000111111110000111111110000000011111111000000001111111100000000111111110000000011110000000000001111000000000000111100000000000011110000000000000000000011111111000000001111111100000000111111110000000011111111000000001111111100000000111111110000000011111111000000001111111100000000111111110000000011111111000000001111111100000000111111110000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</text:span><text:soft-page-break/><text:span text:style-name="T3">0000011111111000000001111111100000000111111110000000011111111000000001111111100000000000011111111111100001111111111110000111111111111000011111111111111111111000000001111111100000000111111110000000011111111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1111000011111111111100001111111111110000111111111111000000001111111100000000111111110000000011111111000000001111111100000000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</text:span><text:soft-page-break/><text:span text:style-name="T3">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8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<text:span text:style-name="T1">00</text:span>1111111111<text:span text:style-name="T1">11111111110000</text:span>0000</text:p>
      <text:p text:style-name="P4">00<text:span text:style-name="T1">00</text:span>1111111111<text:span text:style-name="T1">11111111110000</text:span>0000</text:p>
      <text:p text:style-name="P4">00<text:span text:style-name="T1">00</text:span>1111111111<text:span text:style-name="T1">11111111110000</text:span>0000</text:p>
      <text:p text:style-name="P4">00<text:span text:style-name="T1">00</text:span>1111111111<text:span text:style-name="T1">11111111110000</text:span>00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</text:span>000000<text:span text:style-name="T1">0000001111</text:span>1111<text:span text:style-name="T1">00</text:span>00</text:p>
      <text:p text:style-name="P4">1111<text:span text:style-name="T1">11110000</text:span>0000111111<text:span text:style-name="T1">11111100</text:span>00</text:p>
      <text:p text:style-name="P4">1111<text:span text:style-name="T1">11110000</text:span>0000111111<text:span text:style-name="T1">11111100</text:span>00</text:p>
      <text:p text:style-name="P4">1111<text:span text:style-name="T1">11110000</text:span>0000111111<text:span text:style-name="T1">11111100</text:span>00</text:p>
      <text:p text:style-name="P4">1111<text:span text:style-name="T1">11110000</text:span>0000111111<text:span text:style-name="T1">11111100</text:span>00</text:p>
      <text:p text:style-name="P4">1111<text:span text:style-name="T1">111100</text:span>0011111111<text:span text:style-name="T1">1111111100</text:span>00</text:p>
      <text:p text:style-name="P4">1111<text:span text:style-name="T1">111100</text:span>0011111111<text:span text:style-name="T1">1111111100</text:span>00</text:p>
      <text:p text:style-name="P4">1111<text:span text:style-name="T1">111100</text:span>0011111111<text:span text:style-name="T1">1111111100</text:span>00</text:p>
      <text:p text:style-name="P4">1111<text:span text:style-name="T1">111100</text:span>0011111111<text:span text:style-name="T1">1111111100</text:span>00</text:p>
      <text:p text:style-name="P4">11111111<text:span text:style-name="T1">1111111100</text:span>001111<text:span text:style-name="T1">1111</text:span>00<text:span text:style-name="T1">00</text:span></text:p>
      <text:p text:style-name="P4">11111111<text:span text:style-name="T1">1111111100</text:span>001111<text:span text:style-name="T1">1111</text:span>00<text:span text:style-name="T1">00</text:span></text:p>
      <text:p text:style-name="P4">11111111<text:span text:style-name="T1">1111111100</text:span>001111<text:span text:style-name="T1">1111</text:span>00<text:span text:style-name="T1">00</text:span></text:p>
      <text:p text:style-name="P4">11111111<text:span text:style-name="T1">1111111100</text:span>001111<text:span text:style-name="T1">1111</text:span>00<text:span text:style-name="T1">00</text:span></text:p>
      <text:p text:style-name="P4">111111<text:span text:style-name="T1">111111</text:span>0000<text:span text:style-name="T1">0000</text:span>1111<text:span text:style-name="T1">1111</text:span>00<text:span text:style-name="T1">00</text:span></text:p>
      <text:p text:style-name="P4">111111<text:span text:style-name="T1">111111</text:span>0000<text:span text:style-name="T1">0000</text:span>1111<text:span text:style-name="T1">1111</text:span>00<text:span text:style-name="T1">00</text:span></text:p>
      <text:p text:style-name="P4">111111<text:span text:style-name="T1">111111</text:span>0000<text:span text:style-name="T1">0000</text:span>1111<text:span text:style-name="T1">1111</text:span>00<text:span text:style-name="T1">00</text:span></text:p>
      <text:p text:style-name="P4">111111<text:span text:style-name="T1">111111</text:span>0000<text:span text:style-name="T1">0000</text:span>1111<text:span text:style-name="T1">1111</text:span>00<text:span text:style-name="T1">00</text:span>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1111<text:span text:style-name="T1">1111000000</text:span>0000001111<text:span text:style-name="T1">111100</text:span>00</text:p>
      <text:p text:style-name="P4">00<text:span text:style-name="T1">00</text:span>1111111111<text:span text:style-name="T1">11111111110000</text:span>0000</text:p>
      <text:p text:style-name="P4">00<text:span text:style-name="T1">00</text:span>1111111111<text:span text:style-name="T1">11111111110000</text:span>0000</text:p>
      <text:p text:style-name="P4">00<text:span text:style-name="T1">00</text:span>1111111111<text:span text:style-name="T1">11111111110000</text:span>0000</text:p>
      <text:p text:style-name="P4">00<text:span text:style-name="T1">00</text:span>1111111111<text:span text:style-name="T1">11111111110000</text:span>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<text:soft-page-break/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>00000000000000000000000000000000</text:p>
      <text:p text:style-name="P4"/>
      <text:p text:style-name="P2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111111110000111111111111000011111111111100001111111111110000111111111111111111111111111111111111111111111111111111111111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1111000011111111111100001111111111110000111111111111000011111111111100001111111111110000111111111111000011111111111100000000111111110000000011111111000000001111111100000000111111110000111111111111000011111111111100001111111111110000111111111111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9"/>
      <text:p text:style-name="P34">00000000000000000000000000000000</text:p>
      <text:p text:style-name="P34">00000000000000000000000000000000</text:p>
      <text:p text:style-name="P34">00000000000000000000000000000000</text:p>
      <text:p text:style-name="P34">00000000000000000000000000000000</text:p>
      <text:p text:style-name="P34">00000000000000000000000000000000</text:p>
      <text:p text:style-name="P34">00000000000000000000000000000000</text:p>
      <text:p text:style-name="P34">00000000000000000000000000000000</text:p>
      <text:p text:style-name="P34">00000000000000000000000000000000</text:p>
      <text:p text:style-name="P34">000000<text:span text:style-name="T2">0000001111</text:span>1111000000<text:span text:style-name="T2">000000</text:span></text:p>
      <text:p text:style-name="P34">000000<text:span text:style-name="T2">0000001111</text:span>1111000000<text:span text:style-name="T2">000000</text:span></text:p>
      <text:p text:style-name="P34">000000<text:span text:style-name="T2">0000001111</text:span>1111000000<text:span text:style-name="T2">000000</text:span></text:p>
      <text:p text:style-name="P34">000000<text:span text:style-name="T2">0000001111</text:span>1111000000<text:span text:style-name="T2">000000</text:span></text:p>
      <text:p text:style-name="P34">0000<text:span text:style-name="T2">0000</text:span>111111<text:span text:style-name="T2">111111</text:span>000000<text:span text:style-name="T2">000000</text:span></text:p>
      <text:p text:style-name="P34">0000<text:span text:style-name="T2">0000</text:span>111111<text:span text:style-name="T2">111111</text:span>000000<text:span text:style-name="T2">000000</text:span></text:p>
      <text:p text:style-name="P34">0000<text:span text:style-name="T2">0000</text:span>111111<text:span text:style-name="T2">111111</text:span>000000<text:span text:style-name="T2">000000</text:span></text:p>
      <text:p text:style-name="P34">0000<text:span text:style-name="T2">0000</text:span>111111<text:span text:style-name="T2">111111</text:span>000000<text:span text:style-name="T2">000000</text:span></text:p>
      <text:p text:style-name="P34">00<text:span text:style-name="T3">00</text:span>11111111<text:span text:style-name="T3">11111111</text:span>000000<text:span text:style-name="T3">000000</text:span></text:p>
      <text:p text:style-name="P33">00<text:span text:style-name="T3">00</text:span>11111111<text:span text:style-name="T3">11111111</text:span>000000<text:span text:style-name="T3">000000</text:span></text:p>
      <text:p text:style-name="P33">00<text:span text:style-name="T3">00</text:span>11111111<text:span text:style-name="T3">11111111</text:span>000000<text:span text:style-name="T3">000000</text:span></text:p>
      <text:p text:style-name="P33">00<text:span text:style-name="T3">00</text:span>11111111<text:span text:style-name="T3">11111111</text:span>000000<text:span text:style-name="T3">000000</text:span></text:p>
      <text:p text:style-name="P34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3">000000<text:span text:style-name="T3">0000001111</text:span>1111<text:span text:style-name="T3">000000</text:span>000000</text:p>
      <text:p text:style-name="P34">00<text:span text:style-name="T3">00</text:span>111111111111<text:span text:style-name="T3">111111111111</text:span>00<text:span text:style-name="T3">00</text:span></text:p>
      <text:p text:style-name="P33">00<text:span text:style-name="T3">00</text:span>111111111111<text:span text:style-name="T3">111111111111</text:span>00<text:span text:style-name="T3">00</text:span></text:p>
      <text:p text:style-name="P33">00<text:span text:style-name="T3">00</text:span>111111111111<text:span text:style-name="T3">111111111111</text:span>00<text:span text:style-name="T3">00</text:span></text:p>
      <text:p text:style-name="P33">00<text:span text:style-name="T3">00</text:span>111111111111<text:span text:style-name="T3">111111111111</text:span>00<text:span text:style-name="T3">00</text:span>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<text:soft-page-break/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>00000000000000000000000000000000</text:p>
      <text:p text:style-name="P33"/>
      <text:p text:style-name="P37">00000000000000000000000000000000000000000000000000000000000000000000000000000000000000000000000000000000000000000000000000000000000000000000111100000000000011110000000000001111000000000000111100000000111111110000000011111111000000001111111100000000111111110000111111111111000011111111111100001111111111110000111111111111000000000000111100000000000011110000000000001111000000000000111100000000000011110000000000001111000000000000111100000000000011110000000000001111000000000000111100000000000011110000000000001111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00000000000011110000000000001111000000000000111100000000000011110000000000001111000000000000111100000000000011110000000000001111000000000000111100000000000011110000000000001111000000000000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8"/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1111111111111111111100000000</text:p>
      <text:p text:style-name="P36">00001111111111111111111100000000</text:p>
      <text:p text:style-name="P36">00001111111111111111111100000000</text:p>
      <text:p text:style-name="P36">0000111111111111111111110000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00000000000000000000111111110000</text:p>
      <text:p text:style-name="P36">00000000000000000000111111110000</text:p>
      <text:p text:style-name="P36">00000000000000000000111111110000</text:p>
      <text:p text:style-name="P36">00000000000000000000111111110000</text:p>
      <text:p text:style-name="P36">00000000000000001111111100000000</text:p>
      <text:p text:style-name="P36">00000000000000001111111100000000</text:p>
      <text:p text:style-name="P36">00000000000000001111111100000000</text:p>
      <text:p text:style-name="P36">00000000000000001111111100000000</text:p>
      <text:p text:style-name="P36">00000000000011111111000000000000</text:p>
      <text:p text:style-name="P36">00000000000011111111000000000000</text:p>
      <text:p text:style-name="P36">00000000000011111111000000000000</text:p>
      <text:p text:style-name="P36">00000000000011111111000000000000</text:p>
      <text:p text:style-name="P36">00000000111111110000000000000000</text:p>
      <text:p text:style-name="P36">00000000111111110000000000000000</text:p>
      <text:p text:style-name="P36">00000000111111110000000000000000</text:p>
      <text:p text:style-name="P36">00000000111111110000000000000000</text:p>
      <text:p text:style-name="P36">00001111111100000000000000000000</text:p>
      <text:p text:style-name="P36">00001111111100000000000000000000</text:p>
      <text:p text:style-name="P36">00001111111100000000000000000000</text:p>
      <text:p text:style-name="P36">00001111111100000000000000000000</text:p>
      <text:p text:style-name="P36">11111111000000000000000000000000</text:p>
      <text:p text:style-name="P36">11111111000000000000000000000000</text:p>
      <text:p text:style-name="P36">11111111000000000000000000000000</text:p>
      <text:p text:style-name="P36">1111111100000000000000000000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11111111111111111111111111110000</text:p>
      <text:p text:style-name="P36">11111111111111111111111111110000</text:p>
      <text:p text:style-name="P36">11111111111111111111111111110000</text:p>
      <text:p text:style-name="P36">1111111111111111111111111111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<text:soft-page-break/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8"/>
      <text:p text:style-name="P35">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0000111100000000000011110000000000001111000000000000111100000000111111110000000011111111000000001111111100000000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11111111000000001111111100000000111111110000000011111111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7"/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1111111111111111111100000000</text:p>
      <text:p text:style-name="P31">00001111111111111111111100000000</text:p>
      <text:p text:style-name="P31">00001111111111111111111100000000</text:p>
      <text:p text:style-name="P31">00001111111111111111111100000000</text:p>
      <text:p text:style-name="P31">11111111000000000000111111110000</text:p>
      <text:p text:style-name="P31">11111111000000000000111111110000</text:p>
      <text:p text:style-name="P31">11111111000000000000111111110000</text:p>
      <text:p text:style-name="P31">11111111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111111111111111100000000</text:p>
      <text:p text:style-name="P31">00000000111111111111111100000000</text:p>
      <text:p text:style-name="P31">00000000111111111111111100000000</text:p>
      <text:p text:style-name="P31">0000000011111111111111110000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00000000000000000000111111110000</text:p>
      <text:p text:style-name="P31">11111111000000000000111111110000</text:p>
      <text:p text:style-name="P31">11111111000000000000111111110000</text:p>
      <text:p text:style-name="P31">11111111000000000000111111110000</text:p>
      <text:p text:style-name="P31">11111111000000000000111111110000</text:p>
      <text:p text:style-name="P31">00001111111111111111111100000000</text:p>
      <text:p text:style-name="P31">00001111111111111111111100000000</text:p>
      <text:p text:style-name="P31">00001111111111111111111100000000</text:p>
      <text:p text:style-name="P31">000011111111111111111111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<text:soft-page-break/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1">00000000000000000000000000000000</text:p>
      <text:p text:style-name="P32"/>
      <text:p text:style-name="P31">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111111110000000011111111000000001111111100000000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6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11111111111100000000</text:p>
      <text:p text:style-name="P30">00000000000011111111111100000000</text:p>
      <text:p text:style-name="P30">00000000000011111111111100000000</text:p>
      <text:p text:style-name="P30">00000000000011111111111100000000</text:p>
      <text:p text:style-name="P30">00000000111111111111111100000000</text:p>
      <text:p text:style-name="P30">00000000111111111111111100000000</text:p>
      <text:p text:style-name="P30">00000000111111111111111100000000</text:p>
      <text:p text:style-name="P30">00000000111111111111111100000000</text:p>
      <text:p text:style-name="P30">00001111111100001111111100000000</text:p>
      <text:p text:style-name="P30">00001111111100001111111100000000</text:p>
      <text:p text:style-name="P30">00001111111100001111111100000000</text:p>
      <text:p text:style-name="P30">00001111111100001111111100000000</text:p>
      <text:p text:style-name="P30">11111111000000001111111100000000</text:p>
      <text:p text:style-name="P30">11111111000000001111111100000000</text:p>
      <text:p text:style-name="P30">11111111000000001111111100000000</text:p>
      <text:p text:style-name="P30">11111111000000001111111100000000</text:p>
      <text:p text:style-name="P30">11111111111111111111111111110000</text:p>
      <text:p text:style-name="P30">11111111111111111111111111110000</text:p>
      <text:p text:style-name="P30">11111111111111111111111111110000</text:p>
      <text:p text:style-name="P30">1111111111111111111111111111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00001111111100000000</text:p>
      <text:p text:style-name="P30">00000000000011111111111111110000</text:p>
      <text:p text:style-name="P30">00000000000011111111111111110000</text:p>
      <text:p text:style-name="P30">00000000000011111111111111110000</text:p>
      <text:p text:style-name="P30">0000000000001111111111111111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<text:soft-page-break/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>00000000000000000000000000000000</text:p>
      <text:p text:style-name="P30"/>
      <text:p text:style-name="P28">00000000000000000000000000000000000000000000000000000000000000000000000000000000000000000000000000000000000000000000000000000000000000000000000000000000000000000000000000000000000000000000000000000000000011110000000000001111000000000000111100000000000011110000000011111111000000001111111100000000111111110000000011111111000011111111000000001111111100000000111111110000000011111111000011111111000000001111111100000000111111110000000011111111000000001111111111111111111111111111111111111111111111111111111111111111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5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11111111111111111111111111110000</text:p>
      <text:p text:style-name="P28">11111111111111111111111111110000</text:p>
      <text:p text:style-name="P28">11111111111111111111111111110000</text:p>
      <text:p text:style-name="P28">1111111111111111111111111111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000000000000000000000000</text:p>
      <text:p text:style-name="P28">11111111111111111111111100000000</text:p>
      <text:p text:style-name="P28">11111111111111111111111100000000</text:p>
      <text:p text:style-name="P28">11111111111111111111111100000000</text:p>
      <text:p text:style-name="P28">1111111111111111111111110000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00000000000000000000111111110000</text:p>
      <text:p text:style-name="P28">11111111000000000000111111110000</text:p>
      <text:p text:style-name="P28">11111111000000000000111111110000</text:p>
      <text:p text:style-name="P28">11111111000000000000111111110000</text:p>
      <text:p text:style-name="P28">11111111000000000000111111110000</text:p>
      <text:p text:style-name="P28">00001111111111111111111100000000</text:p>
      <text:p text:style-name="P28">00001111111111111111111100000000</text:p>
      <text:p text:style-name="P28">00001111111111111111111100000000</text:p>
      <text:p text:style-name="P28">000011111111111111111111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<text:soft-page-break/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>00000000000000000000000000000000</text:p>
      <text:p text:style-name="P28"/>
      <text:p text:style-name="P29">000000000000000000000000000000000000000000000000000000000000000000000000000000000000000000000000000000000000000000000000000000001111111111111111111111111111111111111111111111111111111111111111111111110000000011111111000000001111111100000000111111110000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28"/>
      <text:p text:style-name="P14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111111111111000000000000</text:p>
      <text:p text:style-name="P27">00000000111111111111000000000000</text:p>
      <text:p text:style-name="P27">00000000111111111111000000000000</text:p>
      <text:p text:style-name="P27">00000000111111111111000000000000</text:p>
      <text:p text:style-name="P27">00001111111100000000000000000000</text:p>
      <text:p text:style-name="P27">00001111111100000000000000000000</text:p>
      <text:p text:style-name="P27">00001111111100000000000000000000</text:p>
      <text:p text:style-name="P27">00001111111100000000000000000000</text:p>
      <text:p text:style-name="P27">11111111000000000000000000000000</text:p>
      <text:p text:style-name="P27">11111111000000000000000000000000</text:p>
      <text:p text:style-name="P27">11111111000000000000000000000000</text:p>
      <text:p text:style-name="P27">11111111000000000000000000000000</text:p>
      <text:p text:style-name="P27">11111111000000000000000000000000</text:p>
      <text:p text:style-name="P27">11111111000000000000000000000000</text:p>
      <text:p text:style-name="P27">11111111000000000000000000000000</text:p>
      <text:p text:style-name="P27">11111111000000000000000000000000</text:p>
      <text:p text:style-name="P27">11111111111111111111111100000000</text:p>
      <text:p text:style-name="P27">11111111111111111111111100000000</text:p>
      <text:p text:style-name="P27">11111111111111111111111100000000</text:p>
      <text:p text:style-name="P27">1111111111111111111111110000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11111111000000000000111111110000</text:p>
      <text:p text:style-name="P27">00001111111111111111111100000000</text:p>
      <text:p text:style-name="P27">00001111111111111111111100000000</text:p>
      <text:p text:style-name="P27">00001111111111111111111100000000</text:p>
      <text:p text:style-name="P27">000011111111111111111111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<text:soft-page-break/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/>
      <text:p text:style-name="P26">000000000000000000000000000000000000000000000000000000000000000000000000000000000000000000000000000000000000000000000000000000000000000011111111000000001111111100000000111111110000000011111111000011111111000000001111111100000000111111110000000011111111000011111111000000001111111100000000111111110000000011111111000000001111111100000000111111110000000011111111000000001111111100000000111111111111111111111111111111111111111111111111111111111111111111111111000000001111111100000000111111110000000011111111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3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11111111111111111111111111110000</text:p>
      <text:p text:style-name="P25">11111111111111111111111111110000</text:p>
      <text:p text:style-name="P25">11111111111111111111111111110000</text:p>
      <text:p text:style-name="P25">11111111111111111111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11111111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0000111111110000</text:p>
      <text:p text:style-name="P25">00000000000000001111111100000000</text:p>
      <text:p text:style-name="P25">00000000000000001111111100000000</text:p>
      <text:p text:style-name="P25">00000000000000001111111100000000</text:p>
      <text:p text:style-name="P25">00000000000000001111111100000000</text:p>
      <text:p text:style-name="P25">00000000000011111111000000000000</text:p>
      <text:p text:style-name="P25">00000000000011111111000000000000</text:p>
      <text:p text:style-name="P25">00000000000011111111000000000000</text:p>
      <text:p text:style-name="P25">00000000000011111111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11111111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<text:soft-page-break/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>00000000000000000000000000000000</text:p>
      <text:p text:style-name="P25"/>
      <text:p text:style-name="P24">000000000000000000000000000000000000000000000000000000000000000000000000000000000000000000000000000000000000000000000000000000001111111111111111111111111111111111111111111111111111111111111111111111110000000011111111000000001111111100000000111111110000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1111111111110000111111111111000011111111111100001111111111110000000011111111000000001111111100000000111111110000000011111111000000001111111100000000111111110000000011111111000000001111111100000000111111110000000011111111000000001111111100000000111111110000111111110000000011111111000000001111111100000000111111110000000011110000000000001111000000000000111100000000000011110000000000000000000011111111000000001111111100000000111111110000000011111111000000001111111100000000111111110000000011111111000000001111111100000000111111110000000011111111000000001111111100000000111111110000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2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<text:soft-page-break/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/>
      <text:p text:style-name="P22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11111111000000001111111100000000111111110000000011111111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1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1111111111111111111100000000</text:p>
      <text:p text:style-name="P22">00001111111111111111111100000000</text:p>
      <text:p text:style-name="P22">00001111111111111111111100000000</text:p>
      <text:p text:style-name="P22">0000111111111111111111110000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11111111000000000000111111110000</text:p>
      <text:p text:style-name="P22">00001111111111111111111111110000</text:p>
      <text:p text:style-name="P22">00001111111111111111111111110000</text:p>
      <text:p text:style-name="P22">00001111111111111111111111110000</text:p>
      <text:p text:style-name="P22">00001111111111111111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0000111111110000</text:p>
      <text:p text:style-name="P22">00000000000000001111111100000000</text:p>
      <text:p text:style-name="P22">00000000000000001111111100000000</text:p>
      <text:p text:style-name="P22">00000000000000001111111100000000</text:p>
      <text:p text:style-name="P22">00000000000000001111111100000000</text:p>
      <text:p text:style-name="P22">00001111111111111111000000000000</text:p>
      <text:p text:style-name="P22">00001111111111111111000000000000</text:p>
      <text:p text:style-name="P22">00001111111111111111000000000000</text:p>
      <text:p text:style-name="P22">00001111111111111111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<text:soft-page-break/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>00000000000000000000000000000000</text:p>
      <text:p text:style-name="P22"/>
      <text:p text:style-name="P21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1111000011111111111100001111111111110000111111111111000000001111111100000000111111110000000011111111000000001111111100000000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11111111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<text:soft-page-break/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>00000000000000000000000000000000</text:p>
      <text:p text:style-name="P20"/>
      <text:p text:style-name="P20">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9">CLOUDY</text:p>
      <text:p text:style-name="P39"/>
      <text:p text:style-name="P50">MOON</text:p>
      <text:p text:style-name="P40">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00000000000000110000000000000111000000000000011100000000000011110000000000011111000000000001111100000000001111110000000000111111000000000111111100000000011111110000000001111111000000001111111100000000111111110000000111111111000000000000000000000000000000000000000000000000000000000000000100000000000001110000000000001111000000000011111100000000011111110000000111111111000000111111111100000111111111110000111111111111000111111111111100111111111111110111111111111111111111111111111111111111111111111111111111111111111111111111111111111111111111111111111111111111111111111111111111111111111111101111111111111100111111111111110011111111111110001111111111111000111111111111100011111111111110001111111111110000111111111111000011111111111100000000000001111111000001111111111100111111111111111111111111111111111111111111111111111111111111101111111111111000111111111111000011111111111000001111111110000000111111110000000011111110000000001111110000000000111110000000000011110000000000001110000000000000110000000000000011000000000000001000000000000000100000000000000000000000000000000000000000000000000000000000000000000000000000000000000000000000000000000000000000000000000000000000000000000000000000000000000000000000000000000000000000000000000000000000000011111100000000001111100000000000111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00000001111111110000000111111111000000111111111100000011111111110000001111111111000000111111111100000011111111110000011111111111000001111111111100000111111111110000011111111111000001111111111100000111111111110000011111111111000001111111111100000111111111110000011111111111000001111111111100000111111111110000011111111111000001111111111100000111111111110000001111111111000000111111111100000011111111110000001111111111000000111111111100000001111111110000000111111111000000011111111100000001111111111111111111110000111111111110000011111111111000001111111111100000111111111110000011111111111000001111111111100000111111111110000011111111111000001111111111100000111111111110000011111111111000001111111111100000111111111110000011111111111000001111111111100000111111111110000011111111111000001111111111100000111111111111000011111111111100001111111111110000111111111111000011111111111100001111111111111000111111111111100011111111111110001111111111111000111111111111100011111111111111001111111111111100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text:soft-page-break/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0111111100000000011111110000000001111111000000000011111100000000001111110000000000011111000000000001111100000000000011110000000000000111000000000000011100000000000000110000000000000001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001111111111111110111111111111111011111111111111101111111111111110111111111111111111111111111111111111111111111111111111111111111111111111111111111111111111111111111111111111111111111111111111111111111111111111111111111111111111111111111111110111111111111111001111111111111100011111111111110000111111111111000001111111111100000011111111110000000111111111000000000111111100000000001111110000000000001111000000000000011100000000000000010000000000000000000000000000000000000000000000000000000000000000000000000000000000000000000000000000000000000000000000000000000000000000000000000000000000000000000000000000000010000000000000001000000000000000100000000000000011000000000000001110000000000000111000000000000011110000000000001111000000000000111110000000000011111100000000001111110000000000111111100000000011111111000000001111111100000000111111111000000011111111110000001111111111110000111111111111000011111111111110001111111111111110111111111111111100111111111111110000011111111111000000000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110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1">PARTIALLY CLOUDY</text:p>
      <text:p text:style-name="P41">00000000000000000000000000000000000000000000000000000000000000000000000000000000000000000000000000000000000000000000000000000000000000000000000000000000000000110000000000000011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1000000000000001110000000000000011100000000000000111000000000000001110000000000000011100000000000000111000000000000001110000000000000011100000000000000111000000000000001110000000000000011100000000000000111010000000000001111000000000000111100000000000111110000000000011111000000000011111100000000011111110000000011111111000000001111111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1111110000000111111111000011111111111100011111111111111111111111111111111111111111111111111111111111111111111111111111111111111111111111111111111111111111111111111111111111111111111111111111111111111111111111111111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11111100000000011111111100000001111111111110000111111111111110011111111111111111111111111111111111111111111111111111111111111111111111111111111111111111111111111111111111111111111111111111111111111111111111111111111111111110000000000000000000000000000000000000000000000000000000000000000000000000000000000000000000000000000000000000000000000000000000000000000000000110000000000000111000000000000111000000000000111000000000000111000000000000111000000000000111000000000000111000000000000111000000000000111000000000000111000000000000111000000000000111000000000000111000000000000111000000000000011000000000000001110000000000000111100000000000011111000000000001111110000000000111111000000000011111110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011111111111111100000000000000000000000000000000000000000000000000000000000000000000000000000000000000000000000000000000000000000000000000000000000000000000000000000000000000000000000000000000000000000000000000000000000000000000000000000000000000000000000000000000000000000000000111111111000000111111111100000011111111110000011111111111000001111111111100000111111111110000011111111111000011111111111100001111111111110000111111111111000111111111111100011111111111110001111111111111000111111111111111111111111111111111111111111111000111111111111100011111111111110001111111111111000011111111111100001111111111110000111111111111000011111111111100001111111111110000011111111111000001111111111100000111111111110000001111111111000000111111111100000001111111110000000011111111000000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0011111111110000001111111100011111111111100111111111111110111111111111110011111111111111011111111111111101111111111111110111111111111111011111111111111100111111111111111011111111111111101111111111111111111111111111111111111111111111111111111111111111111111111111111111111111111111111111111111111111111111111111111111111111111111111111111111111111111111111111111111111111111111111111111111111111111111<text:soft-page-break/>1111111111111111111111111111000000111111110001111111111111011111111111111001111111111111101111111111111110111111110000111011111111111000101111111111111000111111111111110011111111111111111111111111111111111111111111111111111111111111111111111111111111111111111111111111111111111111111111111111111111111111111111111110000000111111111100000011111111110000001111111111100000111111111110000011111111111000001111111111110000111111111111000011111111111100001111111111110000111111111111100011111111111110001111111111111000111111111111100000111111111111111001111111111111110001111111100011110011100000001111100100111111111111000111111111111111111111111111111111111111111111111111111111111111111111111111111111111111111111111111111111111111111111111111111111111111111111111111111111111111111111111111111111111111111111111111111100000000000000000000000000000000000000000000000000000000000000000000000000000000000000000000000000000000000000000000000000000000000000000000000000000000000000000000000000000000000000000000000000000000000000000000000000000000111111111111111011111111111111100000000000000000000000000000000010000000000000001111000000000000111110000000000011111100000000001111111000000000111111100000000011111111000000001111111100000000111111110000000011111111000000001111111100000000111111100000000011111100000000001111100000000000000000000000000000000000000000000000000000000000000000000000000000000000000000000000000000000000000000000000000000000000000000000000000000000000000000000000000000000000000000000000000000000000000000000000000000000000000000000000000000000001000000000000001100000000000001110000000000000110000000000000000000000000000000000000000000000000000000000000000000000000000000000000000000000000000000000000000000000000000000000000000000000000000000000000000000000000000000000000000000000000000000000000000000000000000000000000000001111111000000000011111100000000000111110000000000111111000000000111011100000000111000100000000111000000000000111000000000000111000000010000111000000001000111000000000100111000000000000111000000000000111000000000000011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111111100111111111100000011111111100111111111111100111111111111100111111111111110111111111111111111111111111111111111111111111111111111111111111111111111111111111111111111111111111111111111111111111111111111101111111111111110011111111111111000111111111111100001111111111110000011111111111000001111111111100001111111111110001111111111111001111111111111101111111111111110111111111111111011111111111111101111111111111110011111111111111001111111111111100011111111111110000111111111110000001111111100000000001111100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0111111111111100001111111111110000111111111110000001111111110000000011111111000000000001111000000000000000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000111111111111000000111111111000000000111111000000000000111000000000000000000000000000000000000000000000011111100000000001111111100000000111111111000000011111111110000001111111111100000111111111111000011111111111100001111111111111000111111111111100011111111111110001111111111111000111111111111000011111111111100001111111111100000111111111000000011111111000000001111111000000000111111100000000011111111000000001111111100000000111111111000000011111111100000001111111110000000111111110000000011111111000000001111111000000000111111000000000011111000000000001110000000000000000000000000000000000000000000000000000000000000</text:p>
      <text:p text:style-name="P52">RAINY</text:p>
      <text:p text:style-name="P42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0000000000000000000000000000000000000000000000000000000000000000000000000000000000000000000000000000000000000000000000000000000000000000000000000000000000000000000000000000000000000000000111110000000001111111000000001111111100000000111111110000000111111111000000011111111100000001111111110000000111111111000000001111111100000000111111110000000001111111000000000111111100000011111111110000111111111111000111111111111100111111111111110111111111111111111111111111111111111111111111111111111111111111111111111111111100000000000000000000000000000000000000000000000000000000000000000000000000000000000000000000011000000000001111110000000000111111000000000111111100000000011111110000000011111111111000001111111111111000111111111111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0000000000000000000000000000000000000000000000000000000000000000000000000000000000000000000000010000000000000001111000000000000111110000000011111111100000111111111111000111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000000000000000000000000000000000000000000000000000000000000000000000000000000000000000000000000000000000000000000000000000000010000000000000001111000000000000111110000000000011111100000000001111111000000000111111100000000011111111000000001111111100000000111111110000000011111111000000001111111100000000111111100000000011111100000000001111100000000000111111000000000011111111000000001111111110000000111111111100000011111111111000001111111111110000111111111111000011111111111110001111111111111000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111111111111111111111111111111111011111111111111100111111111111110001111111111111000011111111111100000111111111110000011111111111000011111111111100011111111111110011111111111111011111111111111101111111111111110111111111111111011111111111111100111111111111110011111111111111000111111111111100001111111111100000011111111000000000011111000000000000010000000000000000000000000000000000000000000000000000000000000000000000000000000000000000000000000000000000000000000000000000000000000000000000000000001111111111111111111111111111111111111111111111111111111111111111111111111111111111111111111111111111111111111111111111111111111111111111111111111111111111111111111111111111111111111111111111111111111111111111111111111111111111111111111111111110011111111111110000111111111111000011111111111000000111111111000000001111111100000000000111100000000000000000000000000000000000000000000000000010000000000000001000000000000000100000000000000111000000000000011100000000000001110000000000001111100000000000111110000000000011111111111111111111111111111111111111111111111111111111111111111111111111111111111111111111111111111111111111111111111111111111111111111111111111111111111111111111111111111111111111111111111111111111111111<text:soft-page-break/>1111111111111111111111110011111111111111000111111111111000000111111111000000000111111000000000000111000000000000000000000000000000000000000000000000000000000000000000000000000000000000000000000000000000000000000000000000000000000000000000000000000000000000000000000000000000000000000010000000000000001000001111111111111000111111111111000011111111111100001111111111100000111111111000000011111111000000001111111000000000111111100000000011111111000000001111111100000000111111111000000011111111100000001111111110000000111111110000000011111111000000001111111000000000111111000000000011111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00000000000111111000000000011111100000000001111100000000000111110000000000001110000000000000000000000000000000000000000000000000000000000000000000000000000000000000000000000000000000100000000000000010000000000000001000000000000001110000000000000111000000000000011100000000000011111000000000001111110000000001111111000000000111111110000000111111111000000001111111000000000111111100000000001111100000000000011100000000000000000000000000000000000000000000000000000000000000000000000000000000000000000000000000000000000001100000000000001110000000000000111100000000000111110000000000011111100000000001111110000000001111111100000000111111110000000011111111000000000111111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3">SNOWY</text:p>
      <text:p text:style-name="P43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0000000000000001000000000000000000000000000000000000000000000000000000000000000000000000000000000000000000000000000000000000000000000000000000000000000000000000000000000000000000000000000111110000000001111111000000001111111100000000111111110000000111111111000000011111111100000001111111110000000111111111000000001111111100000000111111110000000001111111000000000111111100000011111111110000111111111111000111111111111100111111111111110111111111111111111111111111111111111111111111111111111111111111111111111111111111111111111111111111111111111111111111111111111101111111111111110000000000000000000000000000011000000000001111110000000000111111000000000111111100000000011111110000000011111111111000001111111111111000111111111111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000000000000000000000000000000010000000000000001111000000000000111110000000011111111100000111111111111000111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000000000000000000000000000000000000000000000000000000000000000100000000000000011110000000000001111100000000000111111000000000011111110000000001111111000000000111111110000000011111111000000001111111100000000111111110000000011111111000000001111111000000000111111000000000011111000000000001111110000000000111111110000000011111111100000001111111111000000111111111110000011111111111100001111111111110000111111111111100011111111111110001111111111111000111111111111100011111111111100001111111111110000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00011111111111110000111111111111000001111111111100000111111111110000111111111111000111111111111100111111111111110111111111111111011111111111111101111111111111110111111111111111001111111111111100111111111111110001111111111111000011111111111000000111111110000000000111110000000000000100000000000000000000000000000000000000000000000000000000000000000000000000000000000000000000000000000000000000000000000000000000000010000000000000000100000000000000000000000000000001000000000000001000000000000011111111111111111111111111111111111111111111111111111111111111111111111111111111111111111111111111111111111111111111111111111111111111111111111111111111111111111111111111111111111111100111111111111100001111111111110000111111111110000001111111110000000011111111000000000001111000000000000000000000000000000000000000000000000000000000000000000000000000000000000000000000000000000000000000000001000000000000000100000000000000111000100000000101010100000000100100100000000001010101000000000010100010000000110101111110000011111111111111111111111111111111111111111111111111111111111111111111111111111111111111111111111111111111111111111111111111111111111111111111111111111111111111111111110011111111111111000111111111111000000111<text:soft-page-break/>111111000000000111111000000000000111000000000000000000000000000000000000000000000000000000000000000000000000000000000000000000000000000000000000000000000000000000000000000000000000000000000000000000000000000000000000000000000000000000000000000000000000000000000000000000000000000000000010000000000100001000111111111000000011111111000000001111111000000000111111100000000011111111000000001111111100000000111111111000000011111111100000001111111110000000111111110000000011111111000000001111111000000000111111000000000011111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100000000000000000000000000000001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100010000000010101010000000010010010000000000101010100000000001110001000000000010000000000000001000000000000000000000000000000000000000000000000000000000000000000000000000000000000000000000000000000000000000000000000000000000000000000000000000000000000000000000000000000000000000000000000000010000010000000010001000100000010101010100000000001000100000000001010101000000001000100010000000010101010000000000100010000000010101010100000000100010001000000001000001000000000000000000000000000000000000000000000000000000000110101010000000010101010000000000110001100000000100101000000001101001001000000001001010000000000011000110000000010101010000000001101010100000001000010000000000000001000000000000000000000000000000000000000000000000000000000000000000000000000000000000000000000000000000000000000000000000000000000000000000000000000100000000000000000000000000000000000000000000000000000000000000000000000000000000000000000000000100000000000000000000000000000000000000000000000000000000000000000000000000000000000000000000000100000000000000010000000000000000000000000000000100000000000000001100000000000001000000000000000000000000000000010000000000000001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4">SUNNY</text:p>
      <text:p text:style-name="P44">00000000000000000000000000000000000000000000000000000000000000000000000000000000000000000000000000000000000000000000000000000000000000000000000000000000000000000000000000000000000000000000000000000000000000110000000000000011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100000000000000111000000000000001110000000000000011100000000000000111000000000000001110000000000000011100000000000000111000000000000001110000000000000011100000000000000111000000000000001110000000000000011101000000000000111100000000000011110000000000011111000000000001111100000000001111110000000000000000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11111100000001111111110000111111111111000111111111111111111111111111111111111111111111111111111111111111111111111111111111111111111111111111111111111111111111111111110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000000000000000111111100000000011111111100000001111111111110000111111111111110011111111111111111111111111111111111111111111111111111111111111111111111111111111111111111111111111111111111111110000000000000000000000000000000000000000000000000000000000000000000000000000000000000000000000000000000000000000000000000000000000000000000000000000000000000000000000000000000000000000000000110000000000000111000000000000111000000000000111000000000000111000000000000111000000000000111000000000000111000000000000111000000000000111000000000000111000000000000111000000000000111000000000000111000000000000111000000000000011000000000000001110000000000000111100000000000011111000000000001111110000000000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01111111111111110000000000000000000000000000000000000000000000000000000000000000000000000000000000000000000000000000000000000000000000000000000000000000000000000000000000000000000000000000000000000000000000000000000000000000000000000111111100000000111111110000000011111111000000011111111100000011111111110000001111111111000001111111111100000111111111110000011111111111000000000111111100001111000000010000111111111100000011111111111100011111111111110001111111111111000111111111111100011111111111111111111111111111111111111111111100011111111111110001111111111111000111111111111100001111111111110000111111111111000011111111111100001111111111110000111111111111000001111111111100000111111111110000011111111111000000111111111100000011111111111111111111111111111111111111111111111111111111111111111111111111111111111111111111111111111111111111111111111111111111111111111110000000000111111000000000011111100000000001111100000000000111111000000000000000100000000001111110000000000111111000000000011111100000000001111110000000000111111111111111111111111111111111111111111111111111111111111111111111111111111111111111111111111111111111111111111111111111111111111111011111111111111100111111111111111001111111111111100111111111111111000111111111111110001111111111111111111111111111111111111111111111111111111111111111111111111111111111111111111111111111111111111111111111111111111111111111111110000000000111111000000000011111100000000001111110000000000000000000000000<text:soft-page-break/>0111111000000000011111100000000001111110000000000111111000000000011111100000000001111111111111111111111111111111111111111111111111111111111111111111111111111111111111111111111111111111111111111111111111111111111111111111111101111111111111100111111111111100111111111111100111111111111100011111111111100011111111111000000000111111110000000011111111000000001111111110000000111111111100000011111111110000001111111111100000111111111110000011111111111000001111111000000000100000001111000000111111111100001111111111110000111111111111100011111111111110001111111111111000111111111111100011111111111111111111111111111111111111111111100011111111111110001111111111111000111111111111100011111111111100001111111111110000111111111111000011111111111100001111111111100000111111111110000011111111111000001111111111000000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01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1100000000000001110000000000000110000000000000000000000000000000000000000000000000000000000000000000000000000000000000000000000000000000000000000000000000000000000000000000000000000000000000000000000000000000000000000111111111000000001111111100000000111111110000000001111111000000000011111100000000000111110000000000111111000000000111011100000000111000110000000111000001000000111000000000000111000000000000111000000000000111000000000000111000000000000111000000000000111000000000000011000000000000001000000000000000000000000000000000000000000000000000000000000000000000000000000000000000000000000000000000000000000000000000000000000000000000000000000000000000000000000000000000000000000000000000000000000000000000000000000011111100001111111111111000000011111111110000000011111111110000001111111111111111111111111111111111111111111111111111111111111111111111111111111111111111111111110111111111111111000111111111111100000111111111110000000111111111000000000000111100000000000000010000000000000001000000000000000100000000000000010000000000000001000000000000000100000000000000010000000000000001000000000000000100000000000000010000000000000001000000000000000100000000000000010000000000000001000000000000000100000000000000010000000000000000111111110001111111100000001111110000000001111111000000011111111111111111111111111111111111111111111111111111111111111111111111111111111111111111111111111111111111111111111111111111111111111100111111111110000011111111000000001111100000000000100000000000000010000000000000001000000000000000100000000000000010000000000000001000000000000000100000000000000010000000000000001000000000000000100000000000000010000000000000001000000000000000100000000000000010000000000000001000000000000000100000000000000000000000000000001111111110000000111111111000000011111111000000001111111100000000111111100000000011111110000000001111111100000000111100111000000011000001110000001000000011100000000000000111000000000000001110000000000000011100000000000000111000000000000001110000000000000011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1100000000000000111000000000000001110000000000000011100000000000000110000000000000000000000000000000000000000000000000000000000000000000000000000000000000000000000000000000000000000000000000000000000000000000000000000000000000000000000000000000000000000000</text:p>
      <text:p text:style-name="P55">PLAY</text:p>
      <text:p text:style-name="P45">00000000000000000000000000000000000000000000000000000000000000000000000000000000000000000000000000000000000000000000000000000000000000000000000000000000000000000000000000000000000000000000011100000000000011000000000000111000000000000110000000000000110000000000000110000000000000010000000000000011000000000000011000000000000001000000000000001000000000000000100000000000000010000000000000010000000000000001000000000000000100000000000000010000000000000001000000000000000100000000000000010000000000000001000000000000000000000000000000000000000000000000000000000000000000000000000000000000000000000000000000000000000000000000000000000000000000000000000000000000000111111111100011110000000011111000000000000001000000000000000000000000000000000000000000000000000000000000000000000000000000000000000000000000000000000000000000000000000000000000000000000000000000000000000000011000000000000001111000000000000111111000000000011111111000000001111111111000000111111111111000011111111111110001111111111110000111111111100000011111111000000000000000000000000000000000000000000000000000000000000000000000000000000000000000000000000000000000000000000000000000000000000000000000000000000000000000000000000000000000000011100000000000000011000000000000000111000000000000000110000000000000001100000000000000011000000000000000100000000000000011000000000000000110000000000000001000000000000000110000000000000001000000000000000100000000000000011000000000000000100000000000000010000000000000001000000000000000100000000000000010000000000000001000000000000000100000011000000000000000100000000000000010000000000000001100000000000000010000000000000001100000000000000011000000000000000100000000000000011000000000000000110000000000000001100000000000000011100000000000000011000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000000000011110000000000001100000000000000000000000000000000000000000000000000000000000000000000000000000000000000000000000000000000000000000000000000000000000000000000000000000000000000000000000000010000000000000011111000000001111000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11000000000000001000000000000000100000000000000110000000000000010000000000000011000000000000011000000000000001000000000000001100000000000001100000000000001100000000000011100000000000011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5">BACK</text:p>
      <text:p text:style-name="P49">00000000000000000000000000000000000000000000000000000000000000000000000000000000000000000000000000000000000000000000000000000000000000000000000000000000000000000000000000000000000000000000011100000000000011000000000000111000000000000110000000000000110000000000000110000000000000010000000000000011000000000000011000000000000001000000000000001000000000000000100000001100000010000000110000010000000011000001000000001100000100000000110000010000000011010001000000001111000100000000110100010000000011000001000000001100000000000000000000000000000000000000000000000000000000000000000000000000000000000000000000000000000000000000000000000000000000000000000000000000000111111111100011110000000011111000000000000001000000000000000000000000000000000000000000000000000000000000000000000000000000000000000000000000000000000000000000000000000000000000000000000000000000000000000000000000011000000000000111100000000001111110001100011111110011110111111100111111111111101111111111111101111111111111111011111111011111110011111100011111110011110000000000000000000000000000000000000000000000000000000000000000000000000000000000000000000000000000000000000000000000000000000000000000000000000000000000000000000000000000000011100000000000000011000000000000000111000000000000000110000000000000001100000000000000011000000000000000100000000000000011000000000000000110000000000000001000000000000000110000001100000001000011110000000100001111000000011000111100000000100011110000000010001111000000001000111100000000100011110000000010001111000000001000111100000000100000011000000011000000100000001100000010000000110000001100000000000000010000000000000001100000000000000011000000000000000100000000000000011000000000000000110000000000000001100000000000000011100000000000000011000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0001100000001111000000000000001100000000000000000000000000000000000000000000000000000000000000000000000000000000000000000000000000000000000000000000000000000000000000000000000000000000000000000000010000000000000011111000000001111000111111111100000000000000000000000000000000000000000000000000000000000000000000000000000000000000000000000000000000000000000000000000000000000000000000000000000000000000000000000000000000000000000000000000000000000000000000000000000000000000000000000000000000000000000001111000000011000111100000001000000110000000100000000000000110000000000000010000000000000011000000000000011000000000000001000000000000001100000000000001100000000000001100000000000011100000000000011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6">FORWARD</text:p>
      <text:p text:style-name="P49">00000000000000000000000000000000000000000000000000000000000000000000000000000000000000000000000000000000000000000000000000000000000000000000000000000000000000000000000000000000000000000000011100000000000011000000000000111000000000000110000000000000110000000000000110000000000000010000000000000011000000000000011000000000000001000000000000001000000000000000100000000000000010000000110000010000000011110001000000001111000100000000111100010000000011110001000000001111000100000000111100010000000011110001000000001111000000000000000000000000000000000000000000000000000000000000000000000000000000000000000000000000000000000000000000000000000000000000000000000000000111111111100011110000000011111000000000000001000000000000000000000000000000000000000000000000000000000000000000000000000000000000000000000000000000000000000000000000000000000000000000000000000000000000000000000000000000000000011000000000000001111000000011000111111000001111001111111000111111001111111011111111011111111111111110111111111111110111111111111100111111100000000000000000000000000000000000000000000000000000000000000000000000000000000000000000000000000000000000000000000000000000000000000000000000000000000000000000000000000000000011100000000000000011000000000000000111000000000000000110000000000000001100000000000000011000000000000000100000000000000011000000000000000110000000000000001000000000000000110000000000000001000000110000000100000011000000011000001100000000100000110000000010000011000000001000101100000000100011110000000010001011000000001000001100000000100000011000000011110000100000001111000010000000111100001100000011000000010000000000000001100000000000000011000000000000000100000000000000011000000000000000110000000000000001100000000000000011100000000000000011000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111111100011000111111000000000011110000000000001100000000000000000000000000000000000000000000000000000000000000000000000000000000000000000000000000000000000000000000000000000000000000000000000000000000010000000000000011111000000001111000111111111100000000000000000000000000000000000000000000000000000000000000000000000000000000000000000000000000000000000000000000000000000000000000000000000000000000000000000000000000000000000000000000000000000000000000000000000000000000000000000000000000000000000000000000011000000011000001100000001000000110000000100000011000000110000000000000010000000000000011000000000000011000000000000001000000000000001100000000000001100000000000001100000000000011100000000000011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7">PAUSE</text:p>
      <text:p text:style-name="P49">00000000000000000000000000000000000000000000000000000000000000000000000000000000000000000000000000000000000000000000000000000000000000000000000000000000000000000000000000000000000000000000011100000000000011000000000000111000000000000110000000000000110000000000000110000000000000010000000000000011000000000000011000000000000001000000000000001000000000000000100000000000000010000000000000010000000000000001000000000000000100000000000000010000000000000001000000000000000100000000000000010000000000000001000000000000000000000000000000000000000000000000000000000000000000000000000000000000000000000000000000000000000000000000000000000000000000000000000000000000000111111111100011110000000011111000000000000001000000000000000000000000000000000000000000000000000000000000000000000000000000000000000000000000000000000000000000000000000000000111100000011110011110000001111001111000000111100111100000011110011110000001111001111000000111100111100000011110011110000001111001111000000111100111100000011110011110000001111001111000000111100000000000000000000000000000000000000000000000000000000000000000000000000000000000000000000000000000000000000000000000000000000000000000000000000000000000000000000000000000000011100000000000000011000000000000000111000000000000000110000000000000001100000000000000011000000000000000100000000000000011000000000000000110000000000000001000000000000000110000000000000001000000000000000100000000000000011000000000000000100000000000000010000000000000001000000000000000100000000000000010000000000000001000000000000000100000011000000000000000100000000000000010000000000000001100000000000000010000000000000001100000000000000011000000000000000100000000000000011000000000000000110000000000000001100000000000000011100000000000000011000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1111001111000000111100111100000011110011110000001111001111000000111100000000000000000000000000000000000000000000000000000000000000000000000000000000000000000000000000000000000000000000000000000000010000000000000011111000000001111000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11000000000000001000000000000000100000000000000110000000000000010000000000000011000000000000011000000000000001000000000000001100000000000001100000000000001100000000000011100000000000011000000000000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4-04T15:39:28.463843819</meta:creation-date>
    <dc:date>2016-04-11T03:48:15.211333664</dc:date>
    <dc:creator>Wilburt Geng</dc:creator>
    <meta:editing-duration>PT9H54M9S</meta:editing-duration>
    <meta:editing-cycles>43</meta:editing-cycles>
    <meta:generator>LibreOffice/4.3.7.2$Linux_X86_64 LibreOffice_project/430$Build-2</meta:generator>
    <meta:document-statistic meta:table-count="0" meta:image-count="0" meta:object-count="0" meta:page-count="43" meta:paragraph-count="760" meta:word-count="808" meta:character-count="126774" meta:non-whitespace-character-count="126726"/>
  </office:meta>
</office:document-meta>
</file>